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text-properties officeooo:paragraph-rsid="00243e08"/>
    </style:style>
    <style:style style:name="P6" style:family="paragraph" style:parent-style-name="HCuentoCorto" style:master-page-name="First_20_Page">
      <style:paragraph-properties style:page-number="auto" fo:break-before="page"/>
      <style:text-properties officeooo:paragraph-rsid="00243e08"/>
    </style:style>
    <style:style style:name="T1" style:family="text">
      <style:text-properties officeooo:rsid="00213930"/>
    </style:style>
    <style:style style:name="T2" style:family="text">
      <style:text-properties fo:font-size="12pt" style:font-size-asian="12pt" style:font-size-complex="12pt"/>
    </style:style>
    <style:style style:name="T3" style:family="text">
      <style:text-properties officeooo:rsid="001f9a1f"/>
    </style:style>
    <style:style style:name="T4" style:family="text">
      <style:text-properties fo:font-style="normal" officeooo:rsid="00213930" style:font-style-asian="normal" style:font-style-complex="normal"/>
    </style:style>
    <style:style style:name="T5" style:family="text">
      <style:text-properties fo:font-size="10pt" officeooo:rsid="001f9a1f" style:font-size-asian="10pt" style:font-size-complex="10pt"/>
    </style:style>
    <style:style style:name="T6" style:family="text">
      <style:text-properties fo:font-size="10pt" officeooo:rsid="0021f9c8" style:font-size-asian="10pt" style:font-size-complex="10pt"/>
    </style:style>
    <style:style style:name="T7" style:family="text">
      <style:text-properties officeooo:rsid="0024fa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ombre al agua</text:p>
      <text:p text:style-name="P5">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P5">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text:soft-page-break/>imaginar de otra manera: el único retrato 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P5">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P5">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text:soft-page-break/>menos no en el cementerio municipal de Villahermosa. Según me explicó Quila, aquí el usufructo de la parcela caduca a 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P5">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P5">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P5">Tardamos un buen rato en encontrar la tumba. Hacía mucho que Quila no iba al cementerio; además padecía problemas de la vista y se perdía entre los sepulcros. Era mediodía, yo no traía sombrero, el sol me quemaba la punta del cráneo y cuando me <text:soft-page-break/>refugiaba a la sombra de algún árbol los moscos me picaban las pantorrillas. La humedad sofocaba a tal punto que la idea de echar las flores 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P5">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P5">Me pregunto si esos quinientos metros que hace treinta y tres años separaban la casa de Quila del Grijalva seguirán siendo quinientos metros. No es que la casa de Quila <text:soft-page-break/>se haya desplazado, pero me imagino que treinta y tres años son suficientes para alterar el caudal de un río, sobre todo cuando se le imponen presas y creo que al Grijalva le han construido varias. La única que me viene a la memoria ahora es la de Chicoasén. Debí preguntárselo a un hidrólogo antes de venir. A ustedes esta cuestión les puede parecer banal. Para mí no lo es. </text:p>
      <text:p text:style-name="P5">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P5">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P5">Ahora que lo recuerdo, nunca he escuchado a mi papá contar esta historia en público. <text:soft-page-break/>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P5">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P5">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text:soft-page-break/>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P5">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P5">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text:soft-page-break/>sido ella quien, al caer la noche, levantara el auricular para enterarse, en voz de un estudiante de la Esiquie y sobreviviente del Grijalva, que su hermano, el estudiante Narciso Flores, ha fallecido víctima de un lamentable accidente: se ha ahogado. </text:p>
      <text:p text:style-name="P5">Sigue una novela rosa que ya no tengo tiempo de escribir porque ya casi oscurece. Además, ustedes ya conocen el final, y si no lo conocieran pues ya escucharán a mi padre contándolo en alguna fiesta. Se conocen en el funeral. Se 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P5">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P5">Pasemos al acto. Ustedes ya lo habrán adivinado. Escribo estas letras vestido apenas <text:soft-page-break/>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13930"/>
    </style:style>
    <style:style style:name="MT2" style:family="text">
      <style:text-properties officeooo:rsid="0024faf4"/>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N</text:span><text:span text:style-name="MT2">ombre al agua </text:span><text:span text:style-name="MT1"><text:tab/></text:span><text:tab/><text:span text:style-name="MT1">versión final</text:span></text:p>
      </style:header>
      <style:footer>
        <text:p text:style-name="MP2">@harmodio<text:tab/><text:span text:style-name="MT3"><text:page-number text:select-page="current">9</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1">@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11-06T13:11:15</dc:date>
    <meta:editing-duration>P10DT11H53M27S</meta:editing-duration>
    <meta:editing-cycles>224</meta:editing-cycles>
    <meta:generator>LibreOffice/4.0.5.2$Linux_X86_64 LibreOffice_project/400m0$Build-2</meta:generator>
    <meta:print-date>2012-02-10T13:21:24</meta:print-date>
    <meta:document-statistic meta:table-count="0" meta:image-count="1" meta:object-count="0" meta:page-count="9" meta:paragraph-count="24" meta:word-count="3173" meta:character-count="17854" meta:non-whitespace-character-count="14680"/>
  </office:meta>
</office:document-meta>
</file>